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ff3333" draw:textarea-horizontal-align="center" draw:textarea-vertical-align="middle"/>
    </style:style>
    <style:style style:name="gr10" style:family="graphic" style:parent-style-name="standard">
      <style:graphic-properties draw:fill-color="#dc23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22cm" svg:height="1.649cm" svg:x="6.004cm" svg:y="5.642cm" svg:viewBox="0 0 221 1650" draw:points="6,1650 221,1529 187,0 0,62">
          <text:p/>
        </draw:polygon>
        <draw:polygon draw:style-name="gr2" draw:text-style-name="P1" draw:layer="layout" svg:width="0.419cm" svg:height="1.519cm" svg:x="5.59cm" svg:y="5.772cm" svg:viewBox="0 0 420 1520" draw:points="420,1520 0,1520 0,0 420,0">
          <text:p/>
        </draw:polygon>
        <draw:polygon draw:style-name="gr1" draw:text-style-name="P1" draw:layer="layout" svg:width="0.22cm" svg:height="1.649cm" svg:x="1.159cm" svg:y="7.192cm" svg:viewBox="0 0 221 1650" draw:points="6,1650 221,1529 187,0 0,62">
          <text:p/>
        </draw:polygon>
        <draw:polygon draw:style-name="gr2" draw:text-style-name="P1" draw:layer="layout" svg:width="0.419cm" svg:height="1.519cm" svg:x="0.745cm" svg:y="7.322cm" svg:viewBox="0 0 420 1520" draw:points="420,1520 0,1520 0,0 420,0">
          <text:p/>
        </draw:polygon>
        <draw:polygon draw:style-name="gr1" draw:text-style-name="P1" draw:layer="layout" svg:width="0.22cm" svg:height="1.649cm" svg:x="4.499cm" svg:y="7.212cm" svg:viewBox="0 0 221 1650" draw:points="6,1650 221,1529 187,0 0,62">
          <text:p/>
        </draw:polygon>
        <draw:polygon draw:style-name="gr2" draw:text-style-name="P1" draw:layer="layout" svg:width="0.419cm" svg:height="1.519cm" svg:x="4.085cm" svg:y="7.342cm" svg:viewBox="0 0 420 1520" draw:points="420,1520 0,1520 0,0 420,0">
          <text:p/>
        </draw:polygon>
        <draw:custom-shape draw:style-name="gr3" draw:text-style-name="P1" draw:layer="layout" svg:width="5.715cm" svg:height="1.905cm" svg:x="0.61cm" svg:y="5.4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236.83589138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1" draw:layer="layout" svg:x1="15.875cm" svg:y1="4.445cm" svg:x2="11.43cm" svg:y2="7.62cm">
          <text:p/>
        </draw:line>
        <draw:line draw:style-name="gr4" draw:text-style-name="P1" draw:layer="layout" svg:x1="11.43cm" svg:y1="1.27cm" svg:x2="15.875cm" svg:y2="3.81cm">
          <text:p/>
        </draw:line>
        <draw:line draw:style-name="gr4" draw:text-style-name="P1" draw:layer="layout" svg:x1="11.431cm" svg:y1="1.27cm" svg:x2="10.795cm" svg:y2="4.445cm">
          <text:p/>
        </draw:line>
        <draw:line draw:style-name="gr4" draw:text-style-name="P1" draw:layer="layout" svg:x1="11.43cm" svg:y1="1.27cm" svg:x2="7.62cm" svg:y2="3.175cm">
          <text:p/>
        </draw:line>
        <draw:custom-shape draw:style-name="gr5" draw:text-style-name="P2" draw:layer="layout" svg:width="3.81cm" svg:height="1.27cm" svg:x="9.525cm" svg:y="0.635cm">
          <text:p text:style-name="P2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5.715cm" svg:y="3.175cm">
          <text:p text:style-name="P2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8.89cm" svg:y="4.445cm">
          <text:p text:style-name="P2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1cm" svg:height="0.954cm" svg:x="10.989cm" svg:y="2.64cm">
          <draw:text-box>
            <text:p text:style-name="P3"><text:span text:style-name="T1">color</text:span></text:p>
          </draw:text-box>
        </draw:frame>
        <draw:frame draw:style-name="gr7" draw:text-style-name="P3" draw:layer="layout" svg:width="1.95cm" svg:height="0.954cm" svg:x="7.475cm" svg:y="1.57cm">
          <draw:text-box>
            <text:p text:style-name="P3"><text:span text:style-name="T1">shape</text:span></text:p>
          </draw:text-box>
        </draw:frame>
        <draw:custom-shape draw:style-name="gr5" draw:text-style-name="P2" draw:layer="layout" svg:width="3.81cm" svg:height="1.27cm" svg:x="9.525cm" svg:y="7.62cm">
          <text:p text:style-name="P2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876cm" svg:y1="4.445cm" svg:x2="19.685cm" svg:y2="6.35cm">
          <text:p/>
        </draw:line>
        <draw:line draw:style-name="gr4" draw:text-style-name="P1" draw:layer="layout" svg:x1="15.875cm" svg:y1="4.445cm" svg:x2="16.51cm" svg:y2="7.62cm">
          <text:p/>
        </draw:line>
        <draw:custom-shape draw:style-name="gr5" draw:text-style-name="P2" draw:layer="layout" svg:width="3.81cm" svg:height="1.27cm" svg:x="13.97cm" svg:y="3.81cm">
          <text:p text:style-name="P2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14.605cm" svg:y="7.62cm">
          <text:p text:style-name="P2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17.78cm" svg:y="6.35cm">
          <text:p text:style-name="P2"><text:span text:style-name="T1">b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1cm" svg:height="0.954cm" svg:x="18.15cm" svg:y="4.826cm">
          <draw:text-box>
            <text:p text:style-name="P3"><text:span text:style-name="T1">color</text:span></text:p>
          </draw:text-box>
        </draw:frame>
        <draw:frame draw:style-name="gr7" draw:text-style-name="P3" draw:layer="layout" svg:width="1.95cm" svg:height="0.954cm" svg:x="14.37cm" svg:y="5.815cm">
          <draw:text-box>
            <text:p text:style-name="P3"><text:span text:style-name="T1">shape</text:span></text:p>
          </draw:text-box>
        </draw:frame>
        <draw:frame draw:style-name="gr7" draw:text-style-name="P3" draw:layer="layout" svg:width="1.137cm" svg:height="0.954cm" svg:x="13.67cm" svg:y="1.905cm">
          <draw:text-box>
            <text:p text:style-name="P3"><text:span text:style-name="T1">on</text:span></text:p>
          </draw:text-box>
        </draw:frame>
        <draw:frame draw:style-name="gr7" draw:text-style-name="P3" draw:layer="layout" svg:width="1.137cm" svg:height="0.954cm" svg:x="12.6cm" svg:y="5.396cm">
          <draw:text-box>
            <text:p text:style-name="P3"><text:span text:style-name="T1">on</text:span></text:p>
          </draw:text-box>
        </draw:frame>
        <draw:custom-shape draw:style-name="gr8" draw:text-style-name="P1" draw:layer="layout" svg:width="2.54cm" svg:height="2.54cm" svg:x="2.18cm" svg:y="4.21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6944.982290436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9" draw:text-style-name="P1" draw:layer="layout" svg:width="1.428cm" svg:height="1.269cm" svg:x="2.415cm" svg:y="3.682cm" svg:viewBox="0 0 1429 1270" draw:points="0,1270 953,0 1429,1270">
            <text:p/>
          </draw:polygon>
          <draw:polygon draw:style-name="gr10" draw:text-style-name="P1" draw:layer="layout" svg:width="0.952cm" svg:height="1.269cm" svg:x="3.368cm" svg:y="3.682cm" svg:viewBox="0 0 953 1270" draw:points="476,1270 953,847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2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1T11:36:47</meta:creation-date>
    <dc:date>2011-06-21T13:27:38</dc:date>
    <dc:creator>Bo Morgan</dc:creator>
    <meta:editing-duration>PT01H50M51S</meta:editing-duration>
    <meta:editing-cycles>4</meta:editing-cycles>
    <meta:generator>OpenOffice.org/3.2$Linux OpenOffice.org_project/320m19$Build-9505</meta:generator>
    <meta:document-statistic meta:object-count="30"/>
  </office:meta>
</office:document-meta>
</file>